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34b60" officeooo:paragraph-rsid="00134b60"/>
    </style:style>
    <style:style style:name="P2" style:family="paragraph" style:parent-style-name="Standard">
      <style:text-properties officeooo:rsid="00134b60" officeooo:paragraph-rsid="001741fa"/>
    </style:style>
    <style:style style:name="P3" style:family="paragraph" style:parent-style-name="Standard">
      <style:text-properties officeooo:rsid="00134b60" officeooo:paragraph-rsid="00238bd5"/>
    </style:style>
    <style:style style:name="P4" style:family="paragraph" style:parent-style-name="Standard">
      <style:text-properties fo:font-weight="bold" officeooo:rsid="00134b60" officeooo:paragraph-rsid="00134b60" style:font-weight-asian="bold" style:font-weight-complex="bold"/>
    </style:style>
    <style:style style:name="P5" style:family="paragraph" style:parent-style-name="Standard">
      <style:text-properties fo:font-weight="bold" officeooo:rsid="0024312d" officeooo:paragraph-rsid="0024312d" style:font-weight-asian="bold" style:font-weight-complex="bold"/>
    </style:style>
    <style:style style:name="P6" style:family="paragraph" style:parent-style-name="Standard">
      <style:text-properties fo:font-weight="normal" officeooo:rsid="001741fa" officeooo:paragraph-rsid="001741fa" style:font-weight-asian="normal" style:font-weight-complex="normal"/>
    </style:style>
    <style:style style:name="P7" style:family="paragraph" style:parent-style-name="Standard">
      <style:text-properties officeooo:rsid="00183aa5" officeooo:paragraph-rsid="00183aa5"/>
    </style:style>
    <style:style style:name="P8" style:family="paragraph" style:parent-style-name="Standard">
      <style:text-properties officeooo:rsid="001bcc79" officeooo:paragraph-rsid="001ef8e6"/>
    </style:style>
    <style:style style:name="P9" style:family="paragraph" style:parent-style-name="Standard">
      <style:text-properties officeooo:rsid="002028cd" officeooo:paragraph-rsid="002028cd"/>
    </style:style>
    <style:style style:name="P10" style:family="paragraph" style:parent-style-name="Standard">
      <style:text-properties officeooo:rsid="002028cd" officeooo:paragraph-rsid="00238bd5"/>
    </style:style>
    <style:style style:name="P11" style:family="paragraph" style:parent-style-name="Standard">
      <style:text-properties officeooo:rsid="0024312d" officeooo:paragraph-rsid="0024312d"/>
    </style:style>
    <style:style style:name="P12" style:family="paragraph" style:parent-style-name="Standard">
      <style:text-properties officeooo:rsid="00256f15" officeooo:paragraph-rsid="00256f15"/>
    </style:style>
    <style:style style:name="P13" style:family="paragraph" style:parent-style-name="Standard">
      <style:text-properties officeooo:rsid="0025c4f2" officeooo:paragraph-rsid="0025c4f2"/>
    </style:style>
    <style:style style:name="P14" style:family="paragraph" style:parent-style-name="Standard">
      <style:text-properties style:font-name="Liberation Serif" officeooo:rsid="002028cd" officeooo:paragraph-rsid="002028cd"/>
    </style:style>
    <style:style style:name="P15" style:family="paragraph" style:parent-style-name="Standard">
      <style:text-properties officeooo:rsid="0027963d" officeooo:paragraph-rsid="0027963d"/>
    </style:style>
    <style:style style:name="P16" style:family="paragraph" style:parent-style-name="Standard">
      <style:text-properties officeooo:rsid="002b4f5d" officeooo:paragraph-rsid="002b4f5d"/>
    </style:style>
    <style:style style:name="P17" style:family="paragraph" style:parent-style-name="Standard">
      <style:text-properties officeooo:rsid="002baba2" officeooo:paragraph-rsid="002baba2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1fa" officeooo:paragraph-rsid="001741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a5" officeooo:paragraph-rsid="00183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a5" officeooo:paragraph-rsid="001a59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0d" officeooo:paragraph-rsid="001a59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bb20" officeooo:paragraph-rsid="001abb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text-properties officeooo:rsid="002028cd" officeooo:paragraph-rsid="0027963d"/>
    </style:style>
    <style:style style:name="P25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95bec" officeooo:paragraph-rsid="00295bec"/>
    </style:style>
    <style:style style:name="P27" style:family="paragraph" style:parent-style-name="Standard">
      <style:text-properties fo:font-weight="bold" officeooo:rsid="00134b60" officeooo:paragraph-rsid="00134b60" style:font-weight-asian="bold" style:font-weight-complex="bold"/>
    </style:style>
    <style:style style:name="P28" style:family="paragraph" style:parent-style-name="Standard">
      <style:text-properties officeooo:rsid="00183aa5" officeooo:paragraph-rsid="00134b60"/>
    </style:style>
    <style:style style:name="P29" style:family="paragraph" style:parent-style-name="Standard">
      <style:text-properties officeooo:rsid="001ef8e6" officeooo:paragraph-rsid="0030a1e9"/>
    </style:style>
    <style:style style:name="P30" style:family="paragraph" style:parent-style-name="Standard">
      <style:text-properties officeooo:rsid="002028cd" officeooo:paragraph-rsid="0030a1e9"/>
    </style:style>
    <style:style style:name="P31" style:family="paragraph" style:parent-style-name="Standard">
      <style:text-properties officeooo:rsid="0025c4f2" officeooo:paragraph-rsid="0025c4f2"/>
    </style:style>
    <style:style style:name="P32" style:family="paragraph" style:parent-style-name="Standard">
      <style:text-properties officeooo:rsid="0024312d" officeooo:paragraph-rsid="0024312d"/>
    </style:style>
    <style:style style:name="P33" style:family="paragraph" style:parent-style-name="Standard">
      <style:text-properties officeooo:rsid="0030a1e9" officeooo:paragraph-rsid="00326a2c"/>
    </style:style>
    <style:style style:name="P34" style:family="paragraph" style:parent-style-name="Standard">
      <style:text-properties officeooo:rsid="00326a2c" officeooo:paragraph-rsid="00326a2c"/>
    </style:style>
    <style:style style:name="P35" style:family="paragraph" style:parent-style-name="Standard">
      <style:text-properties officeooo:rsid="00328e08" officeooo:paragraph-rsid="00328e08"/>
    </style:style>
    <style:style style:name="P36" style:family="paragraph" style:parent-style-name="Standard">
      <style:text-properties fo:font-weight="normal" officeooo:rsid="00328e08" officeooo:paragraph-rsid="00328e08" style:font-weight-asian="normal" style:font-weight-complex="normal"/>
    </style:style>
    <style:style style:name="T1" style:family="text">
      <style:text-properties officeooo:rsid="00183aa5"/>
    </style:style>
    <style:style style:name="T2" style:family="text">
      <style:text-properties officeooo:rsid="001a590d"/>
    </style:style>
    <style:style style:name="T3" style:family="text">
      <style:text-properties officeooo:rsid="001abb20"/>
    </style:style>
    <style:style style:name="T4" style:family="text">
      <style:text-properties officeooo:rsid="001ae5fb"/>
    </style:style>
    <style:style style:name="T5" style:family="text">
      <style:text-properties officeooo:rsid="001bcc79"/>
    </style:style>
    <style:style style:name="T6" style:family="text">
      <style:text-properties officeooo:rsid="001ef8e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4b60" style:font-weight-asian="bold" style:font-weight-complex="bold"/>
    </style:style>
    <style:style style:name="T9" style:family="text">
      <style:text-properties officeooo:rsid="00134b60"/>
    </style:style>
    <style:style style:name="T10" style:family="text">
      <style:text-properties officeooo:rsid="00238bd5"/>
    </style:style>
    <style:style style:name="T11" style:family="text">
      <style:text-properties officeooo:rsid="0024312d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27963d"/>
    </style:style>
    <style:style style:name="T14" style:family="text">
      <style:text-properties fo:font-variant="normal" fo:text-transform="none" fo:color="#0079b6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15" style:family="text">
      <style:text-properties officeooo:rsid="0030a1e9"/>
    </style:style>
    <style:style style:name="T16" style:family="text">
      <style:text-properties officeooo:rsid="002028c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4b60" style:font-weight-asian="normal" style:font-weight-complex="normal"/>
    </style:style>
    <style:style style:name="T19" style:family="text">
      <style:text-properties fo:font-weight="normal" officeooo:rsid="00326a2c" style:font-weight-asian="normal" style:font-weight-complex="normal"/>
    </style:style>
    <style:style style:name="T20" style:family="text">
      <style:text-properties officeooo:rsid="003307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4">Introducing the UNO programmer</text:p>
      <text:p text:style-name="Standard"/>
      <text:p text:style-name="P10"><text:span text:style-name="T10">An </text:span>Atmega 328 device pre-loaded with the Arduino bootloader <text:span text:style-name="T10">and the UNO hardware make a very effective combination for developing and running C applications</text:span>. <text:s/><text:span text:style-name="T10">Other programmers have been developed that are more general purpose. <text:s/>For example the USBasp programmer can be used to program the flash and config bytes of a range of AVR devices. <text:s/>The purpose of the development described here is to apply and even extent this flexibility to the UNO. </text:span></text:p>
      <text:p text:style-name="P3"/>
      <text:p text:style-name="P1">An <text:span text:style-name="T6">Arduino </text:span>application “UNO_programmer” is introduced that is hosted on the UNO and enables it to be used to program Atmega devices as follows:</text:p>
      <text:p text:style-name="P1"/>
      <text:p text:style-name="P1">Flash with a hex file loaded at address zero.</text:p>
      <text:p text:style-name="P1">Flash with a text file loaded <text:span text:style-name="T15">from</text:span> the <text:span text:style-name="T15">maximum address</text:span>. </text:p>
      <text:p text:style-name="P8">The configuration bytes.</text:p>
      <text:p text:style-name="P1">The EEPROM with text and numbers.</text:p>
      <text:p text:style-name="P1"/>
      <text:p text:style-name="P1">Two <text:span text:style-name="T6">Arduino </text:span>applications are provided for a target device.</text:p>
      <text:p text:style-name="P1"/>
      <text:p text:style-name="P1">The first “<text:span text:style-name="T6">C</text:span>al_auto_plus_manual” <text:span text:style-name="T6">is used </text:span>calibrates the target device.</text:p>
      <text:p text:style-name="P1">The second “<text:span text:style-name="T6">text_reader</text:span>” <text:span text:style-name="T6">contain the subroutines needed to </text:span>read text from the flash.</text:p>
      <text:p text:style-name="P1">A sample text file is also provided.</text:p>
      <text:p text:style-name="P1"/>
      <text:p text:style-name="P1"/>
      <text:p text:style-name="P1"/>
      <text:p text:style-name="P1"/>
      <text:p text:style-name="P1"/>
      <text:p text:style-name="P4">UNO programmer test jig.</text:p>
      <text:p text:style-name="P6"/>
      <text:p text:style-name="P6">A photograph of the test jig is shown below.</text:p>
      <text:p text:style-name="P6">The target device is loaded into some plug-in prototyping breadboard.</text:p>
      <text:p text:style-name="P6"/>
      <text:p text:style-name="P6">The following connection<text:span text:style-name="T1">s</text:span> <text:span text:style-name="T1">between the UNO and target device </text:span>are made: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2" office:value-type="string">
            <text:p text:style-name="P19">UNO</text:p>
          </table:table-cell>
          <table:covered-table-cell/>
          <table:table-cell table:style-name="Table1.A1" table:number-columns-spanned="2" office:value-type="string">
            <text:p text:style-name="P19">Atmega 328 target <text:span text:style-name="T3">Pin number</text:span></text:p>
          </table:table-cell>
          <table:covered-table-cell/>
        </table:table-row>
        <table:table-row>
          <table:table-cell table:style-name="Table1.A1" office:value-type="string">
            <text:p text:style-name="P20">5V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5V</text:p>
          </table:table-cell>
          <table:table-cell table:style-name="Table1.A1" office:value-type="string">
            <text:p text:style-name="P22">7 &amp; 20</text:p>
          </table:table-cell>
        </table:table-row>
        <table:table-row>
          <table:table-cell table:style-name="Table1.A1" office:value-type="string">
            <text:p text:style-name="P20">0V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0V</text:p>
          </table:table-cell>
          <table:table-cell table:style-name="Table1.A1" office:value-type="string">
            <text:p text:style-name="P22">8 and 22</text:p>
          </table:table-cell>
        </table:table-row>
        <table:table-row>
          <table:table-cell table:style-name="Table1.A1" office:value-type="string">
            <text:p text:style-name="P20">Rx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USART T<text:span text:style-name="T2">XD</text:span></text:p>
          </table:table-cell>
          <table:table-cell table:style-name="Table1.A1" office:value-type="string">
            <text:p text:style-name="P22">3</text:p>
          </table:table-cell>
        </table:table-row>
        <table:table-row>
          <table:table-cell table:style-name="Table1.A1" office:value-type="string">
            <text:p text:style-name="P20">Tx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USART R<text:span text:style-name="T2">XD</text:span></text:p>
          </table:table-cell>
          <table:table-cell table:style-name="Table1.A1" office:value-type="string">
            <text:p text:style-name="P22">2</text:p>
          </table:table-cell>
        </table:table-row>
        <table:table-row>
          <table:table-cell table:style-name="Table1.A1" office:value-type="string">
            <text:p text:style-name="P22">Digital 11</text:p>
          </table:table-cell>
          <table:table-cell table:style-name="Table1.A1" office:value-type="string">
            <text:p text:style-name="P20">MOSI</text:p>
          </table:table-cell>
          <table:table-cell table:style-name="Table1.A1" office:value-type="string">
            <text:p text:style-name="P20">MOSI</text:p>
          </table:table-cell>
          <table:table-cell table:style-name="Table1.A1" office:value-type="string">
            <text:p text:style-name="P23">17</text:p>
          </table:table-cell>
        </table:table-row>
        <table:table-row>
          <table:table-cell table:style-name="Table1.A1" office:value-type="string">
            <text:p text:style-name="P23">Digital 12</text:p>
          </table:table-cell>
          <table:table-cell table:style-name="Table1.A1" office:value-type="string">
            <text:p text:style-name="P20">MISO</text:p>
          </table:table-cell>
          <table:table-cell table:style-name="Table1.A1" office:value-type="string">
            <text:p text:style-name="P20">MISO</text:p>
          </table:table-cell>
          <table:table-cell table:style-name="Table1.A1" office:value-type="string">
            <text:p text:style-name="P23">18</text:p>
          </table:table-cell>
        </table:table-row>
        <table:table-row>
          <table:table-cell table:style-name="Table1.A1" office:value-type="string">
            <text:p text:style-name="P23">Digital 13</text:p>
          </table:table-cell>
          <table:table-cell table:style-name="Table1.A1" office:value-type="string">
            <text:p text:style-name="P20">SCK</text:p>
          </table:table-cell>
          <table:table-cell table:style-name="Table1.A1" office:value-type="string">
            <text:p text:style-name="P20">SCK</text:p>
          </table:table-cell>
          <table:table-cell table:style-name="Table1.A1" office:value-type="string">
            <text:p text:style-name="P23">19</text:p>
          </table:table-cell>
        </table:table-row>
      </table:table>
      <text:p text:style-name="P2"/>
      <text:p text:style-name="P28">In addition the following extra components are used</text:p>
      <text:p text:style-name="P1"/>
      <text:p text:style-name="P7">A watch crystal between pins 9 and 10 <text:span text:style-name="T4">(TOSC1 and TOSC2) </text:span>of the target device</text:p>
      <text:p text:style-name="P7">A 100nF capacitor between pins 7 and 8 of the target device</text:p>
      <text:p text:style-name="P7"><text:soft-page-break/>A led and 1K resistor between digital output 8 <text:span text:style-name="T5">(PB0) </text:span>of the UNO and 0V.</text:p>
      <text:p text:style-name="P1"/>
      <text:p text:style-name="P13"><text:span text:style-name="T7"/></text:p>
      <text:p text:style-name="P13"><text:span text:style-name="T7">A user interface for the </text:span><text:span text:style-name="T8">UNO programmer</text:span></text:p>
      <text:p text:style-name="P9"/>
      <text:p text:style-name="P24"><text:span text:style-name="T12">A PC application normally used for sending hex files to the target processor hardware has not been written. <text:s/>Instead a terminal program is used and </text:span><text:span text:style-name="T13">t</text:span><text:span text:style-name="T12">he entire hex file is sent to the bootloader. <text:s/></text:span><text:span text:style-name="T13">Arduino comes with a basic terminal program and there are several others on the web.</text:span></text:p>
      <text:p text:style-name="P25"><text:span text:style-name="T12"><text:s/>My </text:span><text:span text:style-name="T13">favourite</text:span><text:span text:style-name="T12"> can be downloaded from  </text:span><text:a xlink:type="simple" xlink:href="https://sites.google.com/site/terminalbpp/" text:style-name="Internet_20_link" text:visited-style-name="Visited_20_Internet_20_Link"><text:span text:style-name="T14">https://sites.google.com/site/terminalbpp/</text:span></text:a><text:span text:style-name="T12">. But take care to download the version 20130820, other versions may have an issue with the "scroll" button.</text:span></text:p>
      <text:p text:style-name="P26">Settings for the terminal program are: Baud rate: 38400, 8 data bits, no parity, 1 stop bit and no handshaking.</text:p>
      <text:p text:style-name="P14"/>
      <text:p text:style-name="P9"/>
      <text:p text:style-name="P5">Running the <text:span text:style-name="T9">“UNO_programmer”: Atmega 328 target devices only</text:span></text:p>
      <text:p text:style-name="P15"/>
      <text:p text:style-name="P15">Connect the UNO to the PC and open the Arduino application <text:span text:style-name="T9">“UNO_programmer”. <text:s/></text:span>It should upload OK. <text:s/>Check the comm port number if there are problems.</text:p>
      <text:p text:style-name="P15"><text:tab/></text:p>
      <text:p text:style-name="P16">Open the terminal program. <text:s/></text:p>
      <text:p text:style-name="P16">User prompt “s <text:s/>s <text:s/>s <text:s/>s <text:s/>…..” should be generated.</text:p>
      <text:p text:style-name="P16">Left click the mouse in the grey area at the bottom of its window and press ‘s’.</text:p>
      <text:p text:style-name="P16">The programmer should respond with the message “Target_not_detected”.</text:p>
      <text:p text:style-name="P11"/>
      <text:p text:style-name="P16">Complete the UNO_programmer test jig and reconnect it to the PC.</text:p>
      <text:p text:style-name="P16">This time the response should be “Press -p- to program flash, -e- for EEPROM or -x- to escape.”</text:p>
      <text:p text:style-name="P11"/>
      <text:p text:style-name="P16">Press ‘p’ to program a hex file only.</text:p>
      <text:p text:style-name="P16">Click the “Send File” box and send a hex file when requested.</text:p>
      <text:p text:style-name="P17">Press ‘0’ at the “Integer(0-FF)?” prompt.</text:p>
      <text:p text:style-name="P17">The file size and config bytes should be printed out.</text:p>
      <text:p text:style-name="P17"/>
      <text:p text:style-name="P17">If ‘n’ is pressed at the <text:s/>“Text_file? y or n” prompt the program will run immediately.</text:p>
      <text:p text:style-name="P17"/>
      <text:p text:style-name="P17">To re-initialise the UNO programmer press the UNO reset switch.</text:p>
      <text:p text:style-name="P17"/>
      <text:p text:style-name="P17">If ‘y’ is pressed at the <text:s/>“Text_file? y or n” prompt a text file will be requested and immediately echoed back to the terminal program.</text:p>
      <text:p text:style-name="P11"/>
      <text:p text:style-name="P5">Running the <text:span text:style-name="T9">“Cal_auto_plus_manual” </text:span>applications</text:p>
      <text:p text:style-name="P11"/>
      <text:p text:style-name="P29"><text:span text:style-name="T7">Target device calibration<text:tab/><text:tab/></text:span><text:span text:style-name="T16">The application “Cal_auto_plus_manual” stores calibration bytes in the top two addresses of the target device eeprom. <text:s/>User applications can do without with the crystal. <text:s/>Instead they will read these bytes and use them to replace the default value of the OSCCAL register.</text:span></text:p>
      <text:p text:style-name="P30">There is of course no need to restrict the target device to using its internal RC oscillator. <text:s/>However it is the default selection and is in many cases very convenient to do so. <text:s/></text:p>
      <text:p text:style-name="P11"/>
      <text:p text:style-name="P11"/>
      <text:p text:style-name="P11"/>
      <text:p text:style-name="P33"><text:soft-page-break/><text:span text:style-name="T7">Running the cal application<text:tab/><text:tab/></text:span><text:span text:style-name="T17">This is supplied as an Arduino project however uploading it to the target device requires the <text:s text:c="2"/>“</text:span><text:span text:style-name="T18">UNO programmer”</text:span><text:span text:style-name="T17"> </text:span><text:span text:style-name="T19">rather than the Arduino bootloader</text:span><text:span text:style-name="T17">. <text:s/></text:span><text:span text:style-name="T19">Its hex file is supplied but if changes are introduced a new hex file can be obtained by clicking on “Sketch/Export compiled Binary” and selecting “</text:span><text:span text:style-name="T11">UNO_programmer.ino.standard”</text:span></text:p>
      <text:p text:style-name="P34"/>
      <text:p text:style-name="P34">To run the application</text:p>
      <text:p text:style-name="P34">Connect the test jig to the PC and open the terminal program.</text:p>
      <text:p text:style-name="P34">Download the hex file as described above.</text:p>
      <text:p text:style-name="P34">There is no text file.</text:p>
      <text:p text:style-name="P35">Auto cal will start running automatically.</text:p>
      <text:p text:style-name="P35">Press ‘0’ when requested assuming an Atmega 328 or 328P device.</text:p>
      <text:p text:style-name="P35">Press ‘x’ to select the new calibration value or any other key to check it.</text:p>
      <text:p text:style-name="P35"/>
      <text:p text:style-name="P11"><text:span text:style-name="T7">Reading text from the Flash</text:span></text:p>
      <text:p text:style-name="P11"><text:span text:style-name="T7"/></text:p>
      <text:p text:style-name="P36">Upload the “<text:span text:style-name="T20">text reader application</text:span>” <text:span text:style-name="T20">follows by the text file.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/>
      <text:p text:style-name="P35">jkjkjk</text:p>
      <text:p text:style-name="P11"/>
      <text:p text:style-name="P11"/>
      <text:p text:style-name="P12">Programming target devices other than the Atmega 328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8:09:08.502000000</meta:creation-date>
    <meta:generator>LibreOffice/6.2.8.2$Windows_X86_64 LibreOffice_project/f82ddfca21ebc1e222a662a32b25c0c9d20169ee</meta:generator>
    <dc:date>2020-08-10T12:43:17.351000000</dc:date>
    <meta:editing-duration>PT3H20M3S</meta:editing-duration>
    <meta:editing-cycles>16</meta:editing-cycles>
    <meta:document-statistic meta:table-count="1" meta:image-count="0" meta:object-count="0" meta:page-count="3" meta:paragraph-count="80" meta:word-count="798" meta:character-count="4663" meta:non-whitespace-character-count="3914"/>
  </office:meta>
</office:document-meta>
</file>